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table:number-columns-repeated="5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table:number-columns-repeated="10"/>
          <table:table-cell table:number-columns-repeated="2"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7:35:04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0T20:49:46.833000000</dc:date>
    <meta:editing-duration>PT5H36M1S</meta:editing-duration>
    <meta:editing-cycles>19</meta:editing-cycles>
    <meta:document-statistic meta:table-count="1" meta:cell-count="90" meta:object-count="0"/>
  </office:meta>
</office:document-meta>
</file>